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, Monaco, 'Courier New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!DOCTYPE html&gt;</text:p>
      <text:p text:style-name="Standard">&lt;html lang="fr"&gt;</text:p>
      <text:p text:style-name="Standard"></text:p>
      <text:p text:style-name="Standard">&lt;head&gt;</text:p>
      <text:p text:style-name="Standard"><text:s text:c="4"/>&lt;meta charset="UTF-8"&gt;</text:p>
      <text:p text:style-name="Standard"><text:s text:c="4"/>&lt;meta name="viewport" content="width=device-width, initial-scale=1.0"&gt;</text:p>
      <text:p text:style-name="Standard"><text:s text:c="4"/>&lt;title&gt;Booki&lt;/title&gt;</text:p>
      <text:p text:style-name="Standard"><text:s text:c="4"/>&lt;link rel="preconnect" href="https://fonts.googleapis.com"&gt;</text:p>
      <text:p text:style-name="Standard">&lt;link rel="preconnect" href="https://fonts.gstatic.com" crossorigin&gt;</text:p>
      <text:p text:style-name="Standard">&lt;link href="https://fonts.googleapis.com/css2?family=Raleway&amp;display=swap" rel="stylesheet"&gt;</text:p>
      <text:p text:style-name="Standard"><text:s text:c="4"/>&lt;link rel="preconnect" href="https://fonts.googleapis.com"&gt;</text:p>
      <text:p text:style-name="Standard"><text:s text:c="4"/>&lt;link rel="preconnect" href="https://fonts.gstatic.com" crossorigin&gt;</text:p>
      <text:p text:style-name="Standard"><text:s text:c="4"/>&lt;link href="https://fonts.googleapis.com/css2?family=Raleway:wght@400;500;700&amp;display=swap" rel="stylesheet"&gt;</text:p>
      <text:p text:style-name="Standard"><text:s text:c="4"/>&lt;link rel="stylesheet" href="https://cdnjs.cloudflare.com/ajax/libs/font-awesome/6.2.1/css/all.min.css"</text:p>
      <text:p text:style-name="Standard"><text:s text:c="8"/>integrity="sha512-MV7K8+y+gLIBoVD59lQIYicR65iaqukzvf/nwasF0nqhPay5w/9lJmVM2hMDcnK1OnMGCdVK+iQrJ7lzPJQd1w=="</text:p>
      <text:p text:style-name="Standard"><text:s text:c="8"/>crossorigin="anonymous" referrerpolicy="no-referrer" /&gt;</text:p>
      <text:p text:style-name="Standard"><text:s text:c="4"/>&lt;link rel="stylesheet" href="./css/style.css"&gt;</text:p>
      <text:p text:style-name="Standard">&lt;/head&gt;</text:p>
      <text:p text:style-name="Standard"></text:p>
      <text:p text:style-name="Standard">&lt;body&gt;</text:p>
      <text:p text:style-name="Standard"><text:s text:c="4"/>&lt;div class="main-container"&gt;</text:p>
      <text:p text:style-name="Standard"><text:s text:c="8"/>&lt;header&gt;</text:p>
      <text:p text:style-name="Standard">&lt;img src="images/logo/Booki.png" alt="logo de booki"&gt;</text:p>
      <text:p text:style-name="Standard"></text:p>
      <text:p text:style-name="Standard"><text:s text:c="8"/>&lt;/header&gt;</text:p>
      <text:p text:style-name="Standard"><text:s text:c="8"/>&lt;main&gt;</text:p>
      <text:p text:style-name="Standard"><text:s text:c="12"/>&lt;h1&gt;</text:p>
      <text:p text:style-name="Standard"><text:s text:c="12"/>&lt;section&gt;</text:p>
      <text:p text:style-name="Standard"><text:s text:c="12"/>Trouvez votre hébergement pour des vacances de rêves <text:s text:c="3"/></text:p>
      <text:p text:style-name="Standard"><text:s text:c="12"/>&lt;/section&gt;</text:p>
      <text:p text:style-name="Standard">&lt;nav&gt;</text:p>
      <text:p text:style-name="Standard">&lt;p&gt;hébergement&lt;/p&gt;</text:p>
      <text:p text:style-name="Standard">&lt;p&gt;activités&lt;/p&gt;</text:p>
      <text:p text:style-name="Standard">&lt;/nav&gt;</text:p>
      <text:p text:style-name="Standard"><text:s text:c="12"/>&lt;/h1&gt;</text:p>
      <text:p text:style-name="Standard"></text:p>
      <text:p text:style-name="Standard"><text:s text:c="12"/>&lt;div class="hebergements-and-populaires"&gt;</text:p>
      <text:p text:style-name="Standard"><text:s text:c="16"/>&lt;section class="hebergements"&gt;</text:p>
      <text:p text:style-name="Standard"><text:s text:c="16"/>hébergement à Marseille</text:p>
      <text:p text:style-name="Standard"><text:s text:c="16"/>&lt;div class="card"&gt;</text:p>
      <text:p text:style-name="Standard"><text:s text:c="16"/>&lt;img src="images/hebergements/fred-kleber.jpg" alt="Hotel du port"&gt; Hotêl du port</text:p>
      <text:p text:style-name="Standard"><text:s text:c="16"/>&lt;/div&gt;</text:p>
      <text:p text:style-name="Standard"><text:s text:c="16"/>&lt;/section&gt;</text:p>
      <text:p text:style-name="Standard"><text:s text:c="16"/>&lt;section class="populaires"&gt;</text:p>
      <text:p text:style-name="Standard"><text:s text:c="20"/>&lt;div class="populaires-title"&gt;</text:p>
      <text:p text:style-name="Standard"><text:s text:c="24"/>&lt;h2 class="section-title"&gt;Les plus populaires&lt;/h2&gt;</text:p>
      <text:p text:style-name="Standard"><text:s text:c="24"/>&lt;i class="fa-solid fa-chart-line" aria-hidden="true"&gt;&lt;/i&gt;</text:p>
      <text:p text:style-name="Standard"><text:s text:c="20"/>&lt;/div&gt;</text:p>
      <text:p text:style-name="Standard"><text:soft-page-break/><text:s text:c="20"/>&lt;div class="populaires-cards"&gt;</text:p>
      <text:p text:style-name="Standard"><text:s text:c="24"/>&lt;a href="#"&gt;</text:p>
      <text:p text:style-name="Standard"><text:s text:c="28"/>&lt;article class="card"&gt;</text:p>
      <text:p text:style-name="Standard"><text:s text:c="32"/>&lt;img src="./images/hebergements/emile-guillemot.jpg" alt="Image de la chambre d'hôtel montrant un lit"&gt;</text:p>
      <text:p text:style-name="Standard"><text:s text:c="32"/>&lt;div class="card-content"&gt;</text:p>
      <text:p text:style-name="Standard"><text:s text:c="36"/>&lt;div class="card-txt"&gt;</text:p>
      <text:p text:style-name="Standard"><text:s text:c="40"/>&lt;h3 class="card-title"&gt;Hôtel Le soleil du matin&lt;/h3&gt;</text:p>
      <text:p text:style-name="Standard"><text:s text:c="40"/>&lt;p class="card-subtitle"&gt;Nuit à partir de 128&lt;span class="euro"&gt;€&lt;/span&gt;&lt;/p&gt;</text:p>
      <text:p text:style-name="Standard"><text:s text:c="36"/>&lt;/div&gt;</text:p>
      <text:p text:style-name="Standard"><text:s text:c="36"/>&lt;div class="card-rating"&gt;</text:p>
      <text:p text:style-name="Standard"><text:s text:c="40"/>&lt;i class="fa-xs fa-solid fa-star" aria-hidden="true"&gt;&lt;/i&gt;</text:p>
      <text:p text:style-name="Standard"><text:s text:c="40"/>&lt;i class="fa-xs fa-solid fa-star" aria-hidden="true"&gt;&lt;/i&gt;</text:p>
      <text:p text:style-name="Standard"><text:s text:c="40"/>&lt;i class="fa-xs fa-solid fa-star" aria-hidden="true"&gt;&lt;/i&gt;</text:p>
      <text:p text:style-name="Standard"><text:s text:c="40"/>&lt;i class="fa-xs fa-solid fa-star" aria-hidden="true"&gt;&lt;/i&gt;</text:p>
      <text:p text:style-name="Standard"><text:s text:c="40"/>&lt;i class="fa-xs fa-solid fa-star neutral-star" aria-hidden="true"&gt;&lt;/i&gt;</text:p>
      <text:p text:style-name="Standard"><text:s text:c="40"/>&lt;span class="sr-only"&gt;Note de 4 sur 5&lt;/span&gt;</text:p>
      <text:p text:style-name="Standard"><text:s text:c="36"/>&lt;/div&gt;</text:p>
      <text:p text:style-name="Standard"><text:s text:c="32"/>&lt;/div&gt;</text:p>
      <text:p text:style-name="Standard"><text:s text:c="28"/>&lt;/article&gt;</text:p>
      <text:p text:style-name="Standard"><text:s text:c="24"/>&lt;/a&gt;</text:p>
      <text:p text:style-name="Standard"><text:s text:c="24"/>&lt;a href="#"&gt;</text:p>
      <text:p text:style-name="Standard"><text:s text:c="28"/>&lt;article class="card"&gt;</text:p>
      <text:p text:style-name="Standard"><text:s text:c="32"/>&lt;img src="./images/hebergements/aw-creative.jpg" alt="Image de la chambre d'hôtel montrant un lit"&gt;</text:p>
      <text:p text:style-name="Standard"><text:s text:c="32"/>&lt;div class="card-content"&gt;</text:p>
      <text:p text:style-name="Standard"><text:s text:c="36"/>&lt;div class="card-txt"&gt;</text:p>
      <text:p text:style-name="Standard"><text:s text:c="40"/>&lt;h3 class="card-title"&gt;Chambres d’hôtes Au cœur de l’eau&lt;/h3&gt;</text:p>
      <text:p text:style-name="Standard"><text:s text:c="40"/>&lt;p class="card-subtitle"&gt;Nuit à partir de 71&lt;span class="euro"&gt;€&lt;/span&gt;&lt;/p&gt;</text:p>
      <text:p text:style-name="Standard"><text:s text:c="36"/>&lt;/div&gt;</text:p>
      <text:p text:style-name="Standard"><text:s text:c="36"/>&lt;div class="card-rating"&gt;</text:p>
      <text:p text:style-name="Standard"><text:s text:c="40"/>&lt;i class="fa-xs fa-solid fa-star" aria-hidden="true"&gt;&lt;/i&gt;</text:p>
      <text:p text:style-name="Standard"><text:s text:c="40"/>&lt;i class="fa-xs fa-solid fa-star" aria-hidden="true"&gt;&lt;/i&gt;</text:p>
      <text:p text:style-name="Standard"><text:s text:c="40"/>&lt;i class="fa-xs fa-solid fa-star" aria-hidden="true"&gt;&lt;/i&gt;</text:p>
      <text:p text:style-name="Standard"><text:s text:c="40"/>&lt;i class="fa-xs fa-solid fa-star" aria-hidden="true"&gt;&lt;/i&gt;</text:p>
      <text:p text:style-name="Standard"><text:s text:c="40"/>&lt;i class="fa-xs fa-solid fa-star neutral-star" aria-hidden="true"&gt;&lt;/i&gt;</text:p>
      <text:p text:style-name="Standard"><text:s text:c="40"/>&lt;span class="sr-only"&gt;Note de 4 sur 5&lt;/span&gt;</text:p>
      <text:p text:style-name="Standard"><text:s text:c="36"/>&lt;/div&gt;</text:p>
      <text:p text:style-name="Standard"><text:s text:c="32"/>&lt;/div&gt;</text:p>
      <text:p text:style-name="Standard"><text:s text:c="28"/>&lt;/article&gt;</text:p>
      <text:p text:style-name="Standard"><text:s text:c="24"/>&lt;/a&gt;</text:p>
      <text:p text:style-name="Standard"><text:s text:c="24"/>&lt;a href="#"&gt;</text:p>
      <text:p text:style-name="Standard"><text:s text:c="28"/>&lt;article class="card"&gt;</text:p>
      <text:p text:style-name="Standard"><text:s text:c="32"/>&lt;img src="./images/hebergements/febrian-zakaria2.jpg" alt="Image de la chambre d'hôtel montrant un lit"&gt;</text:p>
      <text:p text:style-name="Standard"><text:s text:c="32"/>&lt;div class="card-content"&gt;</text:p>
      <text:p text:style-name="Standard"><text:s text:c="36"/>&lt;div class="card-txt"&gt;</text:p>
      <text:p text:style-name="Standard"><text:s text:c="40"/>&lt;h3 class="card-title"&gt;Hôtel Bleu et Blanc&lt;/h3&gt;</text:p>
      <text:p text:style-name="Standard"><text:s text:c="40"/>&lt;p class="card-subtitle"&gt;Nuit à partir de 68&lt;span class="euro"&gt;€&lt;/span&gt;&lt;/p&gt;</text:p>
      <text:p text:style-name="Standard"><text:soft-page-break/><text:s text:c="36"/>&lt;/div&gt;</text:p>
      <text:p text:style-name="Standard"><text:s text:c="36"/>&lt;div class="card-rating"&gt;</text:p>
      <text:p text:style-name="Standard"><text:s text:c="40"/>&lt;i class="fa-xs fa-solid fa-star" aria-hidden="true"&gt;&lt;/i&gt;</text:p>
      <text:p text:style-name="Standard"><text:s text:c="40"/>&lt;i class="fa-xs fa-solid fa-star" aria-hidden="true"&gt;&lt;/i&gt;</text:p>
      <text:p text:style-name="Standard"><text:s text:c="40"/>&lt;i class="fa-xs fa-solid fa-star" aria-hidden="true"&gt;&lt;/i&gt;</text:p>
      <text:p text:style-name="Standard"><text:s text:c="40"/>&lt;i class="fa-xs fa-solid fa-star" aria-hidden="true"&gt;&lt;/i&gt;</text:p>
      <text:p text:style-name="Standard"><text:s text:c="40"/>&lt;i class="fa-xs fa-solid fa-star neutral-star" aria-hidden="true"&gt;&lt;/i&gt;</text:p>
      <text:p text:style-name="Standard"><text:s text:c="40"/>&lt;span class="sr-only"&gt;Note de 4 sur 5&lt;/span&gt;</text:p>
      <text:p text:style-name="Standard"><text:s text:c="36"/>&lt;/div&gt;</text:p>
      <text:p text:style-name="Standard"><text:s text:c="32"/>&lt;/div&gt;</text:p>
      <text:p text:style-name="Standard"><text:s text:c="28"/>&lt;/article&gt;</text:p>
      <text:p text:style-name="Standard"><text:s text:c="24"/>&lt;/a&gt;</text:p>
      <text:p text:style-name="Standard"><text:s text:c="20"/>&lt;/div&gt;</text:p>
      <text:p text:style-name="Standard"><text:s text:c="16"/>&lt;/section&gt;</text:p>
      <text:p text:style-name="Standard"><text:s text:c="12"/>&lt;/div&gt;</text:p>
      <text:p text:style-name="Standard"><text:s text:c="8"/>&lt;/main&gt;</text:p>
      <text:p text:style-name="Standard"><text:s text:c="8"/>&lt;footer&gt;&lt;/footer&gt;</text:p>
      <text:p text:style-name="Standard"><text:s text:c="4"/>&lt;/div&gt;</text:p>
      <text:p text:style-name="Standard">&lt;/body&gt;</text:p>
      <text:p text:style-name="Standard"></text:p>
      <text:p text:style-name="Standard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, Monaco, 'Courier New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lia Royer</meta:initial-creator>
    <meta:creation-date>2024-02-11T16:10:32</meta:creation-date>
    <meta:document-statistic meta:table-count="0" meta:image-count="0" meta:object-count="0" meta:page-count="3" meta:paragraph-count="115" meta:word-count="322" meta:character-count="6315"/>
    <dc:date>2024-02-11T17:38:34</dc:date>
    <dc:creator>Julia Royer</dc:creator>
    <meta:editing-duration>PT1H12M52S</meta:editing-duration>
    <meta:editing-cycles>1</meta:editing-cycles>
    <meta:generator>OpenOffice/4.1.13$Unix OpenOffice.org_project/4113m1$Build-9810</meta:generator>
  </office:meta>
</office:document-meta>
</file>